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2" style:family="paragraph" style:parent-style-name="Text_20_body" style:list-style-name="L1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3" style:family="paragraph" style:parent-style-name="Text_20_body" style:list-style-name="L2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4" style:family="paragraph" style:parent-style-name="Text_20_body" style:list-style-name="L3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5" style:family="paragraph" style:parent-style-name="Text_20_body" style:list-style-name="L4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6" style:family="paragraph" style:parent-style-name="Text_20_body" style:list-style-name="L5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7" style:family="paragraph" style:parent-style-name="Text_20_body" style:list-style-name="L6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8" style:family="paragraph" style:parent-style-name="Text_20_body" style:list-style-name="L7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9" style:family="paragraph" style:parent-style-name="Text_20_body" style:list-style-name="L8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10" style:family="paragraph" style:parent-style-name="Text_20_body" style:list-style-name="L9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11" style:family="paragraph" style:parent-style-name="Text_20_body" style:list-style-name="L10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12" style:family="paragraph" style:parent-style-name="Text_20_body" style:list-style-name="L11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1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4" style:family="paragraph" style:parent-style-name="Text_20_body" style:list-style-name="L1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5" style:family="paragraph" style:parent-style-name="Text_20_body" style:list-style-name="L2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6" style:family="paragraph" style:parent-style-name="Text_20_body" style:list-style-name="L3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7" style:family="paragraph" style:parent-style-name="Text_20_body" style:list-style-name="L7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8" style:family="paragraph" style:parent-style-name="Text_20_body" style:list-style-name="L8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19" style:family="paragraph" style:parent-style-name="Text_20_body" style:list-style-name="L10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25in" loext:contextual-spacing="false" fo:line-height="128%" fo:orphans="2" fo:widows="2" fo:text-indent="0in" style:auto-text-indent="false"/>
      <style:text-properties fo:font-variant="normal" fo:text-transform="none" fo:color="#29303b" style:font-name="sf pro text" fo:font-size="27pt" fo:letter-spacing="normal" fo:font-style="normal" fo:font-weight="normal"/>
    </style:style>
    <style:style style:name="P21" style:family="paragraph" style:parent-style-name="Preformatted_20_Text" style:list-style-name="L11">
      <style:paragraph-properties fo:margin-left="0in" fo:margin-right="0in" fo:margin-top="0in" fo:margin-bottom="0.1043in" loext:contextual-spacing="false" fo:line-height="143%" fo:orphans="2" fo:widows="2" fo:text-indent="0in" style:auto-text-indent="false" fo:padding="0in" fo:border="none"/>
      <style:text-properties fo:font-variant="normal" fo:text-transform="none" fo:color="#505763" style:font-name="Monaco" fo:font-size="9pt" fo:letter-spacing="normal" fo:font-style="normal" fo:font-weight="normal" loext:padding="0in" loext:border="none"/>
    </style:style>
    <style:style style:name="T1" style:family="text">
      <style:text-properties fo:color="#29303b"/>
    </style:style>
    <style:style style:name="T2" style:family="text">
      <style:text-properties fo:font-variant="normal" fo:text-transform="none" fo:color="#29303b" style:font-name="sf pro text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T4" style:family="text">
      <style:text-properties fo:color="#46c28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WS Configuration Cheat Sheet - Updated for new UI</text:p>
      <text:p text:style-name="P13"><text:span text:style-name="Strong_20_Emphasis"><text:span text:style-name="Emphasis"><text:span text:style-name="T2">updated 6-26-2020<text:line-break/>confirmed working as of 10-15-2020</text:span></text:span></text:span></text:p>
      <text:p text:style-name="P1">This lecture note is not intended to be a replacement for the videos, but to serve as a cheat sheet for students who want to quickly run thru the AWS configuration steps or easily see if they missed a step. It will also help navigate through the changes to the AWS UI since the course was recorded.</text:p>
      <text:p text:style-name="P13"><text:span text:style-name="Strong_20_Emphasis"><text:span text:style-name="T2">EBS Application Creation</text:span></text:span></text:p>
      <text:list xml:id="list2389302128" text:style-name="L1">
        <text:list-item>
          <text:p text:style-name="P2">Go to AWS Management Console and use Find Services to search for Elastic Beanstalk</text:p>
        </text:list-item>
        <text:list-item>
          <text:p text:style-name="P2">Click “Create Application”</text:p>
        </text:list-item>
        <text:list-item>
          <text:p text:style-name="P2">Set Application Name to 'multi-docker'</text:p>
        </text:list-item>
        <text:list-item>
          <text:p text:style-name="P2">Scroll down to Platform and select Docker</text:p>
        </text:list-item>
        <text:list-item>
          <text:p text:style-name="P14"><text:span text:style-name="Strong_20_Emphasis"><text:span text:style-name="T2">In Platform Branch, select Multi-Container Docker running on 64bit Amazon Linux</text:span></text:span></text:p>
        </text:list-item>
        <text:list-item>
          <text:p text:style-name="P2">Click Create Application</text:p>
        </text:list-item>
        <text:list-item>
          <text:p text:style-name="P2">You may need to refresh, but eventually, you should see a green checkmark underneath Health.</text:p>
        </text:list-item>
      </text:list>
      <text:p text:style-name="P13"><text:span text:style-name="Strong_20_Emphasis"><text:span text:style-name="Emphasis"><text:span text:style-name="T2">RDS Database Creation</text:span></text:span></text:span></text:p>
      <text:list xml:id="list1416241296" text:style-name="L2">
        <text:list-item>
          <text:p text:style-name="P3">Go to AWS Management Console and use Find Services to search for RDS</text:p>
        </text:list-item>
        <text:list-item>
          <text:p text:style-name="P3">Click Create database button</text:p>
        </text:list-item>
        <text:list-item>
          <text:p text:style-name="P3">Select PostgreSQL</text:p>
        </text:list-item>
        <text:list-item>
          <text:p text:style-name="P3"><text:soft-page-break/>In Templates, check the Free tier box.</text:p>
        </text:list-item>
        <text:list-item>
          <text:p text:style-name="P3">Scroll down to Settings.</text:p>
        </text:list-item>
        <text:list-item>
          <text:p text:style-name="P15"><text:span text:style-name="T3">Set DB Instance identifier to </text:span><text:span text:style-name="Strong_20_Emphasis"><text:span text:style-name="T2">multi-docker-postgres</text:span></text:span></text:p>
        </text:list-item>
        <text:list-item>
          <text:p text:style-name="P15"><text:span text:style-name="T3">Set Master Username to </text:span><text:span text:style-name="Strong_20_Emphasis"><text:span text:style-name="T2">postgres</text:span></text:span></text:p>
        </text:list-item>
        <text:list-item>
          <text:p text:style-name="P15"><text:span text:style-name="T3">Set Master Password to </text:span><text:span text:style-name="Strong_20_Emphasis"><text:span text:style-name="T2">postgrespassword</text:span></text:span><text:span text:style-name="T3"> and confirm.</text:span></text:p>
        </text:list-item>
        <text:list-item>
          <text:p text:style-name="P3">Scroll down to Connectivity. Make sure VPC is set to Default VPC</text:p>
        </text:list-item>
        <text:list-item>
          <text:p text:style-name="P3">Scroll down to Additional Configuration and click to unhide.</text:p>
        </text:list-item>
        <text:list-item>
          <text:p text:style-name="P15"><text:span text:style-name="T3">Set Initial database name to </text:span><text:span text:style-name="Strong_20_Emphasis"><text:span text:style-name="T2">fibvalues</text:span></text:span></text:p>
        </text:list-item>
        <text:list-item>
          <text:p text:style-name="P3">Scroll down and click Create Database button</text:p>
        </text:list-item>
      </text:list>
      <text:p text:style-name="P13"><text:span text:style-name="Strong_20_Emphasis"><text:span text:style-name="Emphasis"><text:span text:style-name="T2">ElastiCache Redis Creation</text:span></text:span></text:span></text:p>
      <text:list xml:id="list2699983223" text:style-name="L3">
        <text:list-item>
          <text:p text:style-name="P4">Go to AWS Management Console and use Find Services to search for ElastiCache</text:p>
        </text:list-item>
        <text:list-item>
          <text:p text:style-name="P4">Click Redis in sidebar</text:p>
        </text:list-item>
        <text:list-item>
          <text:p text:style-name="P4">Click the Create button</text:p>
        </text:list-item>
        <text:list-item>
          <text:p text:style-name="P16"><text:span text:style-name="Strong_20_Emphasis"><text:span text:style-name="T2">Make sure Cluster Mode Enabled is NOT ticked</text:span></text:span></text:p>
        </text:list-item>
        <text:list-item>
          <text:p text:style-name="P4">In Redis Settings form, set Name to multi-docker-redis</text:p>
        </text:list-item>
        <text:list-item>
          <text:p text:style-name="P4">Change Node type to 'cache.t2.micro'</text:p>
        </text:list-item>
        <text:list-item>
          <text:p text:style-name="P4">Change Replicas per Shard to 0</text:p>
        </text:list-item>
        <text:list-item>
          <text:p text:style-name="P4">Scroll down and click Create button</text:p>
        </text:list-item>
      </text:list>
      <text:p text:style-name="P13"><text:span text:style-name="Strong_20_Emphasis"><text:span text:style-name="Emphasis"><text:span text:style-name="T2">Creating a Custom Security Group</text:span></text:span></text:span></text:p>
      <text:list xml:id="list1573457893" text:style-name="L4">
        <text:list-item>
          <text:p text:style-name="P5">Go to AWS Management Console and use Find Services to search for VPC</text:p>
        </text:list-item>
        <text:list-item>
          <text:p text:style-name="P5"><text:soft-page-break/>Find the Security section in the left sidebar and click Security Groups</text:p>
        </text:list-item>
        <text:list-item>
          <text:p text:style-name="P5">Click Create Security Group button</text:p>
        </text:list-item>
        <text:list-item>
          <text:p text:style-name="P5">Set Security group name to multi-docker</text:p>
        </text:list-item>
        <text:list-item>
          <text:p text:style-name="P5">Set Description to multi-docker</text:p>
        </text:list-item>
        <text:list-item>
          <text:p text:style-name="P5">Make sure VPC is set to default VPC</text:p>
        </text:list-item>
        <text:list-item>
          <text:p text:style-name="P5">Click Create Button</text:p>
        </text:list-item>
        <text:list-item>
          <text:p text:style-name="P5">Scroll down and click Inbound Rules</text:p>
        </text:list-item>
        <text:list-item>
          <text:p text:style-name="P5">Click Edit Rules button</text:p>
        </text:list-item>
        <text:list-item>
          <text:p text:style-name="P5">Click Add Rule</text:p>
        </text:list-item>
        <text:list-item>
          <text:p text:style-name="P5">Set Port Range to 5432-6379</text:p>
        </text:list-item>
        <text:list-item>
          <text:p text:style-name="P5">Click in the box next to Source and start typing 'sg' into the box. Select the Security Group you just created.</text:p>
        </text:list-item>
        <text:list-item>
          <text:p text:style-name="P5">Click Create Security Group</text:p>
        </text:list-item>
      </text:list>
      <text:p text:style-name="P13"><text:span text:style-name="Strong_20_Emphasis"><text:span text:style-name="Emphasis"><text:span text:style-name="T2">Applying Security Groups to ElastiCache</text:span></text:span></text:span></text:p>
      <text:list xml:id="list793328640" text:style-name="L5">
        <text:list-item>
          <text:p text:style-name="P6">Go to AWS Management Console and use Find Services to search for ElastiCache</text:p>
        </text:list-item>
        <text:list-item>
          <text:p text:style-name="P6">Click Redis in Sidebar</text:p>
        </text:list-item>
        <text:list-item>
          <text:p text:style-name="P6">Check the box next to Redis cluster</text:p>
        </text:list-item>
        <text:list-item>
          <text:p text:style-name="P6">Click Actions and click Modify</text:p>
        </text:list-item>
        <text:list-item>
          <text:p text:style-name="P6">Click the pencil icon to edit the VPC Security group. Tick the box next to the new multi-docker group and click Save</text:p>
        </text:list-item>
        <text:list-item>
          <text:p text:style-name="P6">Click Modify</text:p>
        </text:list-item>
      </text:list>
      <text:p text:style-name="P13"><text:span text:style-name="Strong_20_Emphasis"><text:span text:style-name="Emphasis"><text:span text:style-name="T2">Applying Security Groups to RDS</text:span></text:span></text:span></text:p>
      <text:list xml:id="list3804096497" text:style-name="L6">
        <text:list-item>
          <text:p text:style-name="P7"><text:soft-page-break/>Go to AWS Management Console and use Find Services to search for RDS</text:p>
        </text:list-item>
        <text:list-item>
          <text:p text:style-name="P7">Click Databases in Sidebar and check the box next to your instance</text:p>
        </text:list-item>
        <text:list-item>
          <text:p text:style-name="P7">Click Modify button</text:p>
        </text:list-item>
        <text:list-item>
          <text:p text:style-name="P7">Scroll down to Network and Security and add the new multi-docker security group</text:p>
        </text:list-item>
        <text:list-item>
          <text:p text:style-name="P7">Scroll down and click Continue button</text:p>
        </text:list-item>
        <text:list-item>
          <text:p text:style-name="P7">Click Modify DB instance button</text:p>
        </text:list-item>
      </text:list>
      <text:p text:style-name="P13"><text:span text:style-name="Strong_20_Emphasis"><text:span text:style-name="Emphasis"><text:span text:style-name="T2">Applying Security Groups to Elastic Beanstalk</text:span></text:span></text:span></text:p>
      <text:list xml:id="list4171383508" text:style-name="L7">
        <text:list-item>
          <text:p text:style-name="P8">Go to AWS Management Console and use Find Services to search for Elastic Beanstalk</text:p>
        </text:list-item>
        <text:list-item>
          <text:p text:style-name="P8">Click Environments in the left sidebar.</text:p>
        </text:list-item>
        <text:list-item>
          <text:p text:style-name="P8">Click MultiDocker-env</text:p>
        </text:list-item>
        <text:list-item>
          <text:p text:style-name="P8">Click Configuration</text:p>
        </text:list-item>
        <text:list-item>
          <text:p text:style-name="P8">In the Instances row, click the Edit button.</text:p>
        </text:list-item>
        <text:list-item>
          <text:p text:style-name="P8">Scroll down to EC2 Security Groups and tick box next to multi-docker</text:p>
        </text:list-item>
        <text:list-item>
          <text:p text:style-name="P8">Click Apply and Click Confirm</text:p>
        </text:list-item>
        <text:list-item>
          <text:p text:style-name="P8">After all the instances restart and go from No Data to Severe, you should see a green checkmark under Health.</text:p>
        </text:list-item>
        <text:list-item>
          <text:p text:style-name="P17"/>
        </text:list-item>
      </text:list>
      <text:p text:style-name="P13"><text:span text:style-name="Strong_20_Emphasis"><text:span text:style-name="T2">Add AWS configuration details to .travis.yml file's deploy script</text:span></text:span></text:p>
      <text:list xml:id="list3076533348" text:style-name="L8">
        <text:list-item>
          <text:p text:style-name="P18"><text:soft-page-break/><text:span text:style-name="T3">Set the </text:span><text:span text:style-name="Emphasis"><text:span text:style-name="T3">region</text:span></text:span><text:span text:style-name="T3">. The region code can be found by clicking the region in the toolbar next to your username.<text:line-break/>eg: 'us-east-1'</text:span></text:p>
        </text:list-item>
        <text:list-item>
          <text:p text:style-name="P18"><text:span text:style-name="Emphasis"><text:span text:style-name="T3">app</text:span></text:span><text:span text:style-name="T3"> should be set to the EBS Application Name<text:line-break/>eg: 'multi-docker'</text:span></text:p>
        </text:list-item>
        <text:list-item>
          <text:p text:style-name="P18"><text:span text:style-name="Emphasis"><text:span text:style-name="T3">env</text:span></text:span><text:span text:style-name="T3"> should be set to your EBS Environment name.<text:line-break/>eg: 'MultiDocker-env'</text:span></text:p>
        </text:list-item>
        <text:list-item>
          <text:p text:style-name="P18"><text:span text:style-name="T3">Set the </text:span><text:span text:style-name="Emphasis"><text:span text:style-name="T3">bucket_name</text:span></text:span><text:span text:style-name="T3">. This can be found by searching for the S3 Storage service. Click the link for the elasticbeanstalk bucket that matches your region code and copy the name.</text:span></text:p>
        </text:list-item>
        <text:list-item>
          <text:p text:style-name="P9">eg: 'elasticbeanstalk-us-east-1-923445599289'</text:p>
        </text:list-item>
        <text:list-item>
          <text:p text:style-name="P18"><text:span text:style-name="T3">Set the </text:span><text:span text:style-name="Emphasis"><text:span text:style-name="T3">bucket_path</text:span></text:span><text:span text:style-name="T3"> to 'docker-multi'</text:span></text:p>
        </text:list-item>
        <text:list-item>
          <text:p text:style-name="P18"><text:span text:style-name="T3">Set </text:span><text:span text:style-name="Emphasis"><text:span text:style-name="T3">access_key_id</text:span></text:span><text:span text:style-name="T3"> to $AWS_ACCESS_KEY</text:span></text:p>
        </text:list-item>
        <text:list-item>
          <text:p text:style-name="P18"><text:span text:style-name="T3">Set </text:span><text:span text:style-name="Emphasis"><text:span text:style-name="T3">secret_access_key</text:span></text:span><text:span text:style-name="T3"> to $AWS_SECRET_KEY</text:span></text:p>
        </text:list-item>
      </text:list>
      <text:p text:style-name="P13"><text:span text:style-name="Strong_20_Emphasis"><text:span text:style-name="Emphasis"><text:span text:style-name="T2">Setting Environment Variables</text:span></text:span></text:span></text:p>
      <text:list xml:id="list2208553239" text:style-name="L9">
        <text:list-item>
          <text:p text:style-name="P10">Go to AWS Management Console and use Find Services to search for Elastic Beanstalk</text:p>
        </text:list-item>
        <text:list-item>
          <text:p text:style-name="P10">Click Environments in the left sidebar.</text:p>
        </text:list-item>
        <text:list-item>
          <text:p text:style-name="P10">Click MultiDocker-env</text:p>
        </text:list-item>
        <text:list-item>
          <text:p text:style-name="P10">Click Configuration</text:p>
        </text:list-item>
        <text:list-item>
          <text:p text:style-name="P10">In the Software row, click the Edit button</text:p>
        </text:list-item>
        <text:list-item>
          <text:p text:style-name="P10">Scroll down to Environment properties</text:p>
        </text:list-item>
        <text:list-item>
          <text:p text:style-name="P10">In another tab Open up ElastiCache, click Redis and check the box next to your cluster. Find the Primary Endpoint and copy that value but omit the :6379</text:p>
        </text:list-item>
        <text:list-item>
          <text:p text:style-name="P10">Set REDIS_HOST key to the primary endpoint listed above, remember to omit :6379</text:p>
        </text:list-item>
        <text:list-item>
          <text:p text:style-name="P10"><text:soft-page-break/>Set REDIS_PORT to 6379</text:p>
        </text:list-item>
        <text:list-item>
          <text:p text:style-name="P10">Set PGUSER to postgres</text:p>
        </text:list-item>
        <text:list-item>
          <text:p text:style-name="P10">Set PGPASSWORD to postgrespassword</text:p>
        </text:list-item>
        <text:list-item>
          <text:p text:style-name="P10">In another tab, open up the RDS dashboard, click databases in the sidebar, click your instance and scroll to Connectivity and Security. Copy the endpoint.</text:p>
        </text:list-item>
        <text:list-item>
          <text:p text:style-name="P10">Set the PGHOST key to the endpoint value listed above.</text:p>
        </text:list-item>
        <text:list-item>
          <text:p text:style-name="P10">Set PGDATABASE to fibvalues</text:p>
        </text:list-item>
        <text:list-item>
          <text:p text:style-name="P10">Set PGPORT to 5432</text:p>
        </text:list-item>
        <text:list-item>
          <text:p text:style-name="P10">Click Apply button</text:p>
        </text:list-item>
        <text:list-item>
          <text:p text:style-name="P10">After all instances restart and go from No Data, to Severe, you should see a green checkmark under Health.</text:p>
        </text:list-item>
      </text:list>
      <text:p text:style-name="P13"><text:span text:style-name="Strong_20_Emphasis"><text:span text:style-name="Emphasis"><text:span text:style-name="T2">IAM Keys for Deployment</text:span></text:span></text:span></text:p>
      <text:p text:style-name="P1">You can use the same IAM User's access and secret keys from the single container app we created earlier.</text:p>
      <text:p text:style-name="P13"><text:span text:style-name="Strong_20_Emphasis"><text:span text:style-name="T2">AWS Keys in Travis</text:span></text:span></text:p>
      <text:list xml:id="list2060382206" text:style-name="L10">
        <text:list-item>
          <text:p text:style-name="P11">Go to your Travis Dashboard and find the project repository for the application we are working on.</text:p>
        </text:list-item>
        <text:list-item>
          <text:p text:style-name="P11">On the repository page, click "More Options" and then "Settings"</text:p>
        </text:list-item>
        <text:list-item>
          <text:p text:style-name="P19"><text:span text:style-name="T3">Create an </text:span><text:span text:style-name="Emphasis"><text:span text:style-name="T3">AWS_ACCESS_KEY</text:span></text:span><text:span text:style-name="T3"> variable and paste your IAM access key</text:span></text:p>
        </text:list-item>
        <text:list-item>
          <text:p text:style-name="P19"><text:span text:style-name="T3">Create an </text:span><text:span text:style-name="Emphasis"><text:span text:style-name="T3">AWS_SECRET_KEY</text:span></text:span><text:span text:style-name="T3"> variable and paste your IAM secret key</text:span></text:p>
        </text:list-item>
      </text:list>
      <text:p text:style-name="P13"><text:span text:style-name="Strong_20_Emphasis"><text:span text:style-name="T2">Deploying App</text:span></text:span></text:p>
      <text:list xml:id="list2778988003" text:style-name="L11">
        <text:list-item>
          <text:p text:style-name="P12">Make a small change to your src/App.js file in the greeting text.</text:p>
        </text:list-item>
        <text:list-item>
          <text:p text:style-name="P12"><text:soft-page-break/>In the project root, in your terminal run:</text:p>
          <text:p text:style-name="P21"><text:span text:style-name="T1">git add.git commit -m “testing deployment</text:span><text:span text:style-name="T4">"git push origin master</text:span></text:p>
        </text:list-item>
        <text:list-item>
          <text:p text:style-name="P12">Go to your Travis Dashboard and check the status of your build.</text:p>
        </text:list-item>
        <text:list-item>
          <text:p text:style-name="P12">The status should eventually return with a green checkmark and show "build passing"</text:p>
        </text:list-item>
        <text:list-item>
          <text:p text:style-name="P12">Go to your AWS Elasticbeanstalk application</text:p>
        </text:list-item>
        <text:list-item>
          <text:p text:style-name="P12">It should say "Elastic Beanstalk is updating your environment"</text:p>
        </text:list-item>
        <text:list-item>
          <text:p text:style-name="P12">It should eventually show a green checkmark under "Health". You will now be able to access your application at the external URL provided under the environment na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4:03:51.941624193</meta:creation-date>
    <dc:date>2020-12-19T14:04:53.302431910</dc:date>
    <meta:editing-duration>PT1M14S</meta:editing-duration>
    <meta:editing-cycles>1</meta:editing-cycles>
    <meta:document-statistic meta:table-count="0" meta:image-count="0" meta:object-count="0" meta:page-count="7" meta:paragraph-count="114" meta:word-count="1090" meta:character-count="6219" meta:non-whitespace-character-count="5339"/>
    <meta:generator>LibreOffice/6.0.7.3$Linux_X86_64 LibreOffice_project/00m0$Build-3</meta:generator>
  </office:meta>
</office:document-meta>
</file>